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6AC000003DAB0D10BC6AB32553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8.658cm" svg:x="0.001cm" svg:y="0.142cm">
          <draw:image xlink:href="Pictures/10000201000006AC000003DAB0D10BC6AB32553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02-17T09:43:10.382161000</dc:date>
    <meta:editing-duration>PT4M9S</meta:editing-duration>
    <meta:editing-cycles>3</meta:editing-cycles>
    <meta:generator>LibreOffice/5.4.3.2$MacOSX_X86_64 LibreOffice_project/92a7159f7e4af62137622921e809f8546db437e5</meta:generator>
    <meta:document-statistic meta:object-count="1"/>
  </office:meta>
</office:document-meta>
</file>